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d76c" officeooo:paragraph-rsid="0004d76c"/>
    </style:style>
    <style:style style:name="P2" style:family="paragraph" style:parent-style-name="Standard">
      <style:text-properties officeooo:rsid="000510f2" officeooo:paragraph-rsid="000510f2"/>
    </style:style>
    <style:style style:name="P3" style:family="paragraph" style:parent-style-name="Standard">
      <style:text-properties officeooo:rsid="0006b414" officeooo:paragraph-rsid="0006b414"/>
    </style:style>
    <style:style style:name="P4" style:family="paragraph" style:parent-style-name="Standard">
      <style:text-properties officeooo:rsid="0007173e" officeooo:paragraph-rsid="000717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ак сделать на основе ноушена систему ведения всего?</text:p>
      <text:p text:style-name="P2">Наверное, есть способы.</text:p>
      <text:p text:style-name="P2"/>
      <text:p text:style-name="P2">Асексуальность</text:p>
      <text:p text:style-name="P2">Генетические маркеры влечения к мужчинам и к женщинам разные.</text:p>
      <text:p text:style-name="P2">У асексуальных людей не возникает желания заняться с людьми сексом.</text:p>
      <text:p text:style-name="P2">Либидо – желание получить сексуальную разрядку. Оно может быть как высоким так и низким.</text:p>
      <text:p text:style-name="P2">Возбуждение – реакция тела.</text:p>
      <text:p text:style-name="P2">Favourable, indifferent, averse, repulsive</text:p>
      <text:p text:style-name="P2">а*спектр</text:p>
      <text:p text:style-name="P2">влечение может возникать в зависимости от разных вещей</text:p>
      <text:p text:style-name="P2">грейсексуал – влечение очень редко</text:p>
      <text:p text:style-name="P2">демисексуальность – влечение после сильной эмоциональной связи</text:p>
      <text:p text:style-name="P3">литосексуальность – посмотреть ???</text:p>
      <text:p text:style-name="P3">модель раздельного влечения</text:p>
      <text:p text:style-name="P3">сексуальное влечение и романтическое – разные</text:p>
      <text:p text:style-name="P3">аромантичность не влияет на человечность человека</text:p>
      <text:p text:style-name="P3">аромантики не влюбляются</text:p>
      <text:p text:style-name="P3">квирплатонические отношения (пример – Бостонский брак)</text:p>
      <text:p text:style-name="P3">афобия проявляется в виде дегуманизации, патологизации, стирании, принуждении к сексу</text:p>
      <text:p text:style-name="P4">с репрезентацией плохо</text:p>
      <text:p text:style-name="P4">плохой троп – асексуальный и аромантичный психопа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9T20:07:52.350333737</meta:creation-date>
    <dc:date>2020-10-29T22:57:43.622146478</dc:date>
    <meta:editing-duration>PT1H29M10S</meta:editing-duration>
    <meta:editing-cycles>1</meta:editing-cycles>
    <meta:document-statistic meta:table-count="0" meta:image-count="0" meta:object-count="0" meta:page-count="1" meta:paragraph-count="21" meta:word-count="114" meta:character-count="922" meta:non-whitespace-character-count="821"/>
    <meta:generator>LibreOffice/6.0.7.3$Linux_X86_64 LibreOffice_project/00m0$Build-3</meta:generator>
  </office:meta>
</office:document-meta>
</file>